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Courier New" svg:font-family="'Courier New'"/>
    <style:font-face style:name="Trebuchet MS" svg:font-family="'Trebuchet MS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bold" officeooo:paragraph-rsid="0019c2ca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4pt" fo:letter-spacing="normal" fo:font-style="normal" style:text-underline-style="none" fo:font-weight="bold" officeooo:rsid="00132b45" officeooo:paragraph-rsid="0014b6a0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4pt" fo:letter-spacing="normal" fo:font-style="normal" style:text-underline-style="none" fo:font-weight="bold" officeooo:rsid="00132b45" officeooo:paragraph-rsid="00176774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4pt" fo:letter-spacing="normal" fo:font-style="normal" style:text-underline-style="none" fo:font-weight="bold" officeooo:rsid="0014b6a0" officeooo:paragraph-rsid="0014b6a0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4pt" fo:letter-spacing="normal" fo:font-style="normal" style:text-underline-style="none" fo:font-weight="bold" officeooo:rsid="0014b6a0" officeooo:paragraph-rsid="00153543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6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14b6a0" style:text-blinking="false" fo:background-color="transparent"/>
    </style:style>
    <style:style style:name="P1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1605a2" style:text-blinking="false" fo:background-color="transparent"/>
    </style:style>
    <style:style style:name="P12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53543" officeooo:paragraph-rsid="001605a2" style:text-blinking="false" fo:background-color="transparent"/>
    </style:style>
    <style:style style:name="P13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14b6a0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bold" officeooo:rsid="00132b45" officeooo:paragraph-rsid="0014b6a0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bold" officeooo:rsid="00132b45" officeooo:paragraph-rsid="0014b6a0" style:text-blinking="false"/>
    </style:style>
    <style:style style:name="P16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132b45" officeooo:paragraph-rsid="00153543" style:text-blinking="false" fo:background-color="transparent"/>
    </style:style>
    <style:style style:name="P17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18cc32" officeooo:paragraph-rsid="0019c2ca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rebuchet MS" fo:font-size="11pt" fo:letter-spacing="normal" fo:font-style="normal" style:text-underline-style="none" fo:font-weight="normal" officeooo:rsid="00132b45" officeooo:paragraph-rsid="0014b6a0" style:text-blinking="false" fo:background-color="transparent"/>
    </style:style>
    <style:style style:name="P1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rebuchet MS" fo:font-size="11pt" fo:letter-spacing="normal" fo:font-style="normal" style:text-underline-style="none" fo:font-weight="normal" officeooo:rsid="0014b6a0" officeooo:paragraph-rsid="0014b6a0" style:text-blinking="false" fo:background-color="transparent"/>
    </style:style>
    <style:style style:name="P2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rebuchet MS" fo:font-size="11pt" fo:letter-spacing="normal" fo:font-style="normal" style:text-underline-style="none" fo:font-weight="normal" officeooo:paragraph-rsid="000ca3f3" style:text-blinking="false"/>
    </style:style>
    <style:style style:name="P2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rebuchet MS" fo:font-size="11pt" fo:letter-spacing="normal" fo:font-style="normal" style:text-underline-style="none" fo:font-weight="normal" officeooo:rsid="00132b45" officeooo:paragraph-rsid="00132b45" style:text-blinking="false"/>
    </style:style>
    <style:style style:name="P22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14b6a0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132b45" officeooo:paragraph-rsid="00132b45" style:text-blinking="false" style:font-size-asian="12pt" style:font-size-complex="12pt"/>
    </style:style>
    <style:style style:name="P2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14b6a0" officeooo:paragraph-rsid="0014b6a0" style:text-blinking="false" fo:background-color="transparent" style:font-size-asian="12pt" style:font-size-complex="12pt"/>
    </style:style>
    <style:style style:name="P25" style:family="paragraph" style:parent-style-name="Standard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15fa1a" officeooo:paragraph-rsid="00176774" style:text-blinking="false" fo:background-color="transparent" style:font-size-asian="12pt" style:font-size-complex="12pt"/>
    </style:style>
    <style:style style:name="P26" style:family="paragraph" style:parent-style-name="Text_20_body">
      <style:paragraph-properties style:writing-mode="lr-tb"/>
      <style:text-properties style:font-name="Arial" fo:font-size="12pt" style:font-size-asian="12pt" style:font-size-complex="12pt"/>
    </style:style>
    <style:style style:name="P27" style:family="paragraph" style:parent-style-name="Text_20_body">
      <style:paragraph-properties fo:line-height="115%" style:writing-mode="lr-tb"/>
      <style:text-properties style:font-name="Arial" fo:font-size="12pt" style:font-size-asian="12pt" style:font-size-complex="12pt"/>
    </style:style>
    <style:style style:name="P28" style:family="paragraph" style:parent-style-name="Preformatted_20_Text">
      <loext:graphic-properties draw:fill="solid" draw:fill-color="#ffffff" draw:opacity="100%"/>
      <style:paragraph-properties fo:line-height="115%" fo:background-color="#ffffff" style:writing-mode="lr-tb"/>
      <style:text-properties style:font-name="Arial" fo:font-size="12pt" style:font-size-asian="12pt" style:font-size-complex="12pt"/>
    </style:style>
    <style:style style:name="P29" style:family="paragraph" style:parent-style-name="Standard" style:list-style-name="L1">
      <style:paragraph-properties fo:line-height="150%"/>
      <style:text-properties style:font-name="Arial" fo:font-size="12pt" style:font-size-asian="12pt" style:font-size-complex="12pt"/>
    </style:style>
    <style:style style:name="P30" style:family="paragraph" style:parent-style-name="Standard">
      <style:paragraph-properties fo:line-height="150%"/>
      <style:text-properties style:font-name="Arial"/>
    </style:style>
    <style:style style:name="P31" style:family="paragraph" style:parent-style-name="Standard" style:list-style-name="L1">
      <style:paragraph-properties fo:line-height="150%"/>
      <style:text-properties style:font-name="Arial"/>
    </style:style>
    <style:style style:name="P32" style:family="paragraph" style:parent-style-name="Standard" style:list-style-name="L1">
      <style:paragraph-properties fo:line-height="150%" style:writing-mode="lr-tb"/>
      <style:text-properties style:font-name="Arial" fo:font-size="12pt" style:font-size-asian="12pt" style:font-size-complex="12pt"/>
    </style:style>
    <style:style style:name="P33" style:family="paragraph" style:parent-style-name="Text_20_body" style:list-style-name="L1"/>
    <style:style style:name="P34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35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paragraph-rsid="000ca3f3" style:text-blinking="false" fo:background-color="transparent" style:font-size-asian="12pt" style:font-size-complex="12pt"/>
    </style:style>
    <style:style style:name="P36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132b45" officeooo:paragraph-rsid="0014b6a0" style:text-blinking="false" fo:background-color="transparent" style:font-size-asian="12pt" style:font-size-complex="12pt"/>
    </style:style>
    <style:style style:name="P37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18cc32" officeooo:paragraph-rsid="0018cc32" style:text-blinking="false" fo:background-color="transparent" style:font-size-asian="12pt" style:font-size-complex="12pt"/>
    </style:style>
    <style:style style:name="P38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1605a2" officeooo:paragraph-rsid="001605a2" style:text-blinking="false" fo:background-color="transparent" style:font-size-asian="12pt" style:font-size-complex="12pt"/>
    </style:style>
    <style:style style:name="P39" style:family="paragraph" style:parent-style-name="Text_20_body" style:list-style-name="L1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1605a2" officeooo:paragraph-rsid="001605a2" style:text-blinking="false" fo:background-color="transparent" style:font-size-asian="12pt" style:font-size-complex="12pt"/>
    </style:style>
    <style:style style:name="P40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132b45" officeooo:paragraph-rsid="0014b6a0" style:text-blinking="false" style:font-size-asian="12pt" style:font-size-complex="12pt"/>
    </style:style>
    <style:style style:name="P41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132b45" officeooo:paragraph-rsid="00132b45" style:text-blinking="false" style:font-size-asian="12pt" style:font-size-complex="12pt"/>
    </style:style>
    <style:style style:name="P42" style:family="paragraph" style:parent-style-name="Text_20_body" style:list-style-name="L1">
      <style:paragraph-properties fo:margin-top="0cm" fo:margin-bottom="0cm" loext:contextual-spacing="false" fo:line-height="150%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132b45" officeooo:paragraph-rsid="00132b45" style:text-blinking="false" style:font-size-asian="12pt" style:font-size-complex="12pt"/>
    </style:style>
    <style:style style:name="P43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paragraph-rsid="0014b6a0" style:text-blinking="false" style:font-size-asian="12pt" style:font-size-complex="12pt"/>
    </style:style>
    <style:style style:name="P44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rebuchet MS" fo:font-size="11pt" fo:letter-spacing="normal" fo:font-style="normal" style:text-underline-style="none" fo:font-weight="normal" officeooo:paragraph-rsid="000ca3f3" style:text-blinking="false" fo:background-color="transparent"/>
    </style:style>
    <style:style style:name="P45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rebuchet MS" fo:font-size="11pt" fo:letter-spacing="normal" fo:font-style="normal" style:text-underline-style="none" fo:font-weight="normal" officeooo:rsid="00132b45" officeooo:paragraph-rsid="00132b45" style:text-blinking="false"/>
    </style:style>
    <style:style style:name="P46" style:family="paragraph" style:parent-style-name="Text_20_body" style:list-style-name="L1">
      <style:paragraph-properties fo:line-height="150%" style:writing-mode="lr-tb"/>
      <style:text-properties style:font-name="Arial"/>
    </style:style>
    <style:style style:name="P47" style:family="paragraph" style:parent-style-name="Text_20_body" style:list-style-name="L1">
      <style:paragraph-properties fo:line-height="115%" style:writing-mode="lr-tb"/>
      <style:text-properties style:font-name="Arial" fo:font-size="12pt" style:font-size-asian="12pt" style:font-size-complex="12pt"/>
    </style:style>
    <style:style style:name="P48" style:family="paragraph" style:parent-style-name="Text_20_body" style:list-style-name="L2">
      <style:paragraph-properties fo:margin-left="1.27cm" fo:margin-right="0cm" fo:margin-top="0cm" fo:margin-bottom="0cm" loext:contextual-spacing="false" fo:line-height="114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text-line-through-type="none" style:font-name="Trebuchet MS" fo:font-size="11pt" fo:letter-spacing="normal" fo:font-style="normal" style:text-underline-style="none" fo:font-weight="normal" style:text-blinking="false"/>
    </style:style>
    <style:style style:name="P49" style:family="paragraph" style:parent-style-name="Preformatted_20_Text" style:list-style-name="L1">
      <loext:graphic-properties draw:fill="solid" draw:fill-color="#ffffff" draw:opacity="100%"/>
      <style:paragraph-properties fo:line-height="115%" fo:background-color="#ffffff" style:writing-mode="lr-tb"/>
      <style:text-properties style:font-name="Arial" fo:font-size="12pt" style:font-size-asian="12pt" style:font-size-complex="12pt"/>
    </style:style>
    <style:style style:name="T1" style:family="text">
      <style:text-properties officeooo:rsid="000ca3f3"/>
    </style:style>
    <style:style style:name="T2" style:family="text">
      <style:text-properties officeooo:rsid="000de798"/>
    </style:style>
    <style:style style:name="T3" style:family="text">
      <style:text-properties officeooo:rsid="001113ef"/>
    </style:style>
    <style:style style:name="T4" style:family="text">
      <style:text-properties officeooo:rsid="00132b45"/>
    </style:style>
    <style:style style:name="T5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132b45" style:text-blinking="false"/>
    </style:style>
    <style:style style:name="T7" style:family="text">
      <style:text-properties officeooo:rsid="0014b6a0"/>
    </style:style>
    <style:style style:name="T8" style:family="text">
      <style:text-properties fo:background-color="transparent" loext:char-shading-value="0" style:font-size-asian="12pt" style:font-size-complex="12pt"/>
    </style:style>
    <style:style style:name="T9" style:family="text">
      <style:text-properties officeooo:rsid="0014b6a0" fo:background-color="transparent" loext:char-shading-value="0" style:font-size-asian="12pt" style:font-size-complex="12pt"/>
    </style:style>
    <style:style style:name="T10" style:family="text">
      <style:text-properties officeooo:rsid="00153543"/>
    </style:style>
    <style:style style:name="T11" style:family="text">
      <style:text-properties officeooo:rsid="001605a2"/>
    </style:style>
    <style:style style:name="T12" style:family="text">
      <style:text-properties officeooo:rsid="0019c2ca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bad15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style:font-style-asian="normal" style:font-weight-asian="normal" style:font-style-complex="normal" style:font-weight-complex="normal"/>
    </style:style>
    <style:style style:name="T17" style:family="text">
      <style:text-properties officeooo:rsid="001bad15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6f1a1adc-c20e-93c5-296d-9e63773044fb"/>Universidade Federal de Campina Grande</text:p>
      <text:p text:style-name="P1">Ciência da Computação - 201<text:span text:style-name="T2">7</text:span>.<text:span text:style-name="T2">1</text:span></text:p>
      <text:p text:style-name="P1">Sistemas de Informação I</text:p>
      <text:p text:style-name="P1"><text:span text:style-name="T1">Professores</text:span>: Tiago Massoni, <text:span text:style-name="T7">Melina Mongiovi.</text:span></text:p>
      <text:p text:style-name="P1"><text:span text:style-name="T1">Alunos</text:span>: <text:span text:style-name="T1">Lucas Oliveira, Mateus Mangueira, Raquel Rufino, Victor Farias.</text:span></text:p>
      <text:p text:style-name="Text_20_body"/>
      <text:p text:style-name="P8">Relatório de Projeto de Conclusão <text:span text:style-name="T1">da Disciplina</text:span></text:p>
      <text:p text:style-name="Text_20_body"/>
      <text:p text:style-name="P2"><text:span text:style-name="T7">Descrição</text:span>:</text:p>
      <text:p text:style-name="P9"><text:tab/>Através deste relatório, apresentamos algumas decisões de projeto e de design que foram tomadas e aplicadas <text:span text:style-name="T1">durante a implementação</text:span>. </text:p>
      <text:p text:style-name="P9"><text:tab/>Escolhemos fazer o detalhamento do relatório dividido em tópicos para ilustrar de forma clara e detalhada cada decisão tomada <text:span text:style-name="T3">no projeto</text:span> <text:span text:style-name="T1">e assim facilitar no entendimento do mesmo</text:span>.</text:p>
      <text:p text:style-name="Text_20_body"/>
      <text:p text:style-name="P2">User Stories:</text:p>
      <text:p text:style-name="P10"><text:tab/><text:span text:style-name="T7">Para facilitar a divisão de trabalhos e o entendimento em geral, dividimos todas as User Stories implementadas em 3 subcategorias: Cidadão, Administrador e Sistema.</text:span></text:p>
      <text:p text:style-name="P10"/>
      <text:p text:style-name="P13">User S<text:span text:style-name="T7">tories de Cidadão</text:span>:</text:p>
      <text:p text:style-name="P22"/>
      <text:list xml:id="list785133543" text:style-name="L1">
        <text:list-item>
          <text:p text:style-name="P34"><text:span text:style-name="T4">É possível</text:span> adicionar uma queixa sobre alimentos, identificando o estabelecimento e seu endereço, e recebendo o número da queixa para consultar depois.</text:p>
          <text:p text:style-name="P34"/>
        </text:list-item>
        <text:list-item>
          <text:p text:style-name="P34"><text:span text:style-name="T4">É possível</text:span> consultar o status de qualquer <text:span text:style-name="T4">queixa</text:span>, recebendo o seu status e os comentários sobre ela caso ela tenha sido atualizada.</text:p>
          <text:p text:style-name="P34"/>
        </text:list-item>
        <text:list-item>
          <text:p text:style-name="P35"><text:span text:style-name="T4">É possível </text:span>consultar dados sobre uma unidade de saúde, fornecendo um bairro da cidade como entrada.</text:p>
          <text:p text:style-name="P35"/>
        </text:list-item>
        <text:list-item>
          <text:p text:style-name="P40">É possível adicionar queixa acerca de animais perdidos com local, tipo de animal e comentários.</text:p>
          <text:p text:style-name="P40"/>
        </text:list-item>
        <text:list-item>
          <text:p text:style-name="P36">É possível consultar uma especialidade médica e em quais unidades de saúde ela está sendo oferecida.</text:p>
          <text:p text:style-name="P36"/>
        </text:list-item>
        <text:list-item>
          <text:p text:style-name="P36"><text:soft-page-break/>É possível adicionar queixa sobre serviços em geral (não apenas queixas alimentares ou de animais perdidos), fazer reclamações de um serviço pago e não realizado.</text:p>
        </text:list-item>
      </text:list>
      <text:p text:style-name="P18"/>
      <text:p text:style-name="P14">User S<text:span text:style-name="T7">tories de Administrador</text:span>:</text:p>
      <text:list xml:id="list205024355858232" text:continue-numbering="true" text:style-name="L1">
        <text:list-header>
          <text:p text:style-name="P44"/>
        </text:list-header>
        <text:list-item>
          <text:p text:style-name="P33"><text:span text:style-name="T4">O administrador do sistema (fiscal da prefeitura)</text:span> <text:span text:style-name="T4">pode</text:span> consultar a eficiência do atendimento das queixas <text:span text:style-name="T4">(ou seja, </text:span>a relação entre queixas abertas e fechadas<text:span text:style-name="T4">)</text:span>, dependendo da situação da prefeitura (normal ou extra).</text:p>
          <text:p text:style-name="P33"/>
        </text:list-item>
        <text:list-item>
          <text:p text:style-name="P33"><text:span text:style-name="T6">O administrador pode</text:span><text:span text:style-name="T5"> consultar a média médico por paciente em uma dada unidade de saúde.</text:span></text:p>
          <text:p text:style-name="P33"/>
        </text:list-item>
        <text:list-item>
          <text:p text:style-name="P33">O administrador pode realizar login no sistema para poder modificar o status das queixas e visualizar os relatórios.</text:p>
          <text:p text:style-name="P33"/>
        </text:list-item>
        <text:list-item>
          <text:p text:style-name="P33">O administrador pode modificar o status de qualquer queixa, adicionando comentários ou fechando a queixa caso ela tenha sido solucionada.</text:p>
          <text:p text:style-name="P41"/>
        </text:list-item>
        <text:list-item>
          <text:p text:style-name="P41">O ad<text:span text:style-name="T7">m</text:span>inistrador pode adicionar uma unidade de saúde (sendo hospital ou posto de saúde) no sistema.</text:p>
          <text:p text:style-name="P41"/>
        </text:list-item>
        <text:list-item>
          <text:p text:style-name="P42">O administrador pode consultar a eficiência do sistema (relação entre queixas abertas e fechadas), dependendo da situação que se encontra a prefeitura (normal, extra ou caos).</text:p>
          <text:p text:style-name="P42"/>
        </text:list-item>
        <text:list-item>
          <text:p text:style-name="P41">O administrador pode modificar a situação da prefeitura (normal, extra ou caos).</text:p>
          <text:p text:style-name="P41"/>
        </text:list-item>
        <text:list-item>
          <text:p text:style-name="P41">O administrador pode adicionar uma especialidade no sistema.</text:p>
        </text:list-item>
      </text:list>
      <text:p text:style-name="P21"/>
      <text:p text:style-name="P15"><text:span text:style-name="T8">User S</text:span><text:span text:style-name="T9">tories do Sistema</text:span><text:span text:style-name="T8">:</text:span></text:p>
      <text:p text:style-name="P23"/>
      <text:list xml:id="list205024854856485" text:continue-numbering="true" text:style-name="L1">
        <text:list-item>
          <text:p text:style-name="P40">Todos os dados do sistema são guardados de forma persistente em um banco de dados.</text:p>
          <text:p text:style-name="P43"/>
        </text:list-item>
        <text:list-item>
          <text:p text:style-name="P40">O sistema é acessível através de um link na Internet.</text:p>
          <text:p text:style-name="P40"/>
        </text:list-item>
        <text:list-item>
          <text:p text:style-name="P41"><text:soft-page-break/>Quando uma queixa muda de status, o sistema envia um e-mail para o cidadão que criou a mesma.</text:p>
        </text:list-item>
      </text:list>
      <text:p text:style-name="P21"/>
      <text:p text:style-name="P4"><text:span text:style-name="T7">Refatoramentos</text:span>:</text:p>
      <text:p text:style-name="P4"/>
      <text:list xml:id="list205023761079361" text:continue-numbering="true" text:style-name="L1">
        <text:list-item>
          <text:p text:style-name="P32">Na classe <text:span text:style-name="T13">Queixa</text:span>, refatoramos o atributo <text:span text:style-name="T13">situacao</text:span>, que representa o status da queixa: Aberta, Em Andamento e Fechada, trocando as constantes estáticas por um<text:span text:style-name="T13"> Enum </text:span>com 3 constantes: <text:span text:style-name="T13">ABERTO, EM_ANDAMENTO, FECHADO</text:span>. Também criamos um <text:span text:style-name="T13">Enum </text:span>para classificar o tipo da queixa: Animal, Alimentar e Serviço Geral, eliminando assim o <text:span text:style-name="T13">bad smell</text:span> e otimizando o atributo.</text:p>
          <text:p text:style-name="P32"/>
        </text:list-item>
        <text:list-item>
          <text:p text:style-name="P29">Outro refatoramento em <text:span text:style-name="T13">Queixa</text:span> foi a adição do atributo <text:span text:style-name="T13">Endereco</text:span> para melhor retratar o cotidiano. Implementamos o padrão <text:span text:style-name="T13">State</text:span> para a mudança de status da queixa, variando o comportamento entre <text:span text:style-name="T13">ABERTO, EM_ANDAMENTO</text:span> e <text:span text:style-name="T13">FECHADO.</text:span> Fizemos <text:span text:style-name="T13">Extract Method</text:span> nos m<text:span text:style-name="T17">é</text:span>todos <text:span text:style-name="T13">abrir() </text:span>e <text:span text:style-name="T13">fechar() </text:span>da <text:span text:style-name="T17">c</text:span>lasse <text:span text:style-name="T14">Q</text:span><text:span text:style-name="T13">ueixa</text:span>, criando 2 métodos auxiliares <text:span text:style-name="T13">verificaSituacaoAbir()</text:span> e <text:span text:style-name="T13">VerificaSituacaoFechar()</text:span> para melhor entendimento do código e maior legibilidade. </text:p>
          <text:p text:style-name="P29"/>
        </text:list-item>
        <text:list-item>
          <text:p text:style-name="P32"><text:s/>Eliminamos o <text:span text:style-name="T13">bad Smell Pessoa extends Endereco </text:span>do código final.</text:p>
          <text:p text:style-name="P32"/>
        </text:list-item>
        <text:list-item>
          <text:p text:style-name="P32"><text:s/>Na classe <text:span text:style-name="T13">Endereco</text:span>, apenas adicionamos um atributo a mais (<text:span text:style-name="T13">Bairro</text:span>) para retratar a realidade, além de criar<text:span text:style-name="T13"> hashCode </text:span>e <text:span text:style-name="T13">equals</text:span> que não estavam presentes.</text:p>
          <text:p text:style-name="P32"/>
        </text:list-item>
        <text:list-item>
          <text:p text:style-name="P32">Na classe <text:span text:style-name="T13">Especialidade,</text:span> refatoramos o atributo código que passou a ser um ID gerado automaticamente pelo repositório, além de criar <text:span text:style-name="T13">hashCode</text:span> e <text:span text:style-name="T13">equals </text:span>para a mesma.</text:p>
          <text:p text:style-name="P32"/>
        </text:list-item>
        <text:list-item>
          <text:p text:style-name="P32">A classe <text:span text:style-name="T13">UnidadeSaude</text:span> sofreu muitos refatoramentos, começando por definir o tipo da coleção de especialidades, ou seja, o atributo especialidades passou a ser uma <text:span text:style-name="T13">Collection&lt;Especialidade&gt;</text:span> e dentro do construtor da classe instanciamos a coleção usada para armazenar as especialidades de tal unidade de saúde, que escolhemos um <text:span text:style-name="T13">ArrayList&lt;Especialidade&gt;</text:span>. Ainda na classe <text:span text:style-name="T13">UnidadeSaude</text:span>, retiramos o <text:span text:style-name="T13">array</text:span> de <text:span text:style-name="T13">long</text:span> que representava o número de queixas, ainda retiramos o atributo contador e adicionamos um atributo Bairro para localizar a unidade de saúde, eliminamos o método <text:span text:style-name="T13">addQueixaProxima(long id)</text:span> e padronizamos os nomes dos métodos <text:span text:style-name="T13">getters</text:span> <text:soft-page-break/>e <text:span text:style-name="T13">setters</text:span>. Por fim, colocamos essa classe sendo abstrata, pois ela tem 2 extensões (<text:span text:style-name="T13">PostoSaude</text:span> e <text:span text:style-name="T13">HospitalAdapter</text:span>), e criamos um método abstrato <text:span text:style-name="T13">calculaMediaMedicoPaciente() </text:span>que será implementado nas extensões, pois elas que calculam essa média, alem de criar <text:span text:style-name="T13">hashCode</text:span> e <text:span text:style-name="T13">equals.</text:span></text:p>
          <text:p text:style-name="P32"/>
        </text:list-item>
        <text:list-item>
          <text:p text:style-name="P32">Na classe <text:span text:style-name="T13">PostoSaude</text:span>, implementamos o método abstrato herdado da superclasse que calcula a media dos médicos por paciente e implementamos <text:span text:style-name="T13">hashCode</text:span> e <text:span text:style-name="T13">equals.</text:span></text:p>
          <text:p text:style-name="P32"/>
        </text:list-item>
        <text:list-item>
          <text:p text:style-name="P29">No projeto já veio implementada a classe Hospital, mas por meio de um arquivo .jar e não com código fonte. Portanto, decidimos utilizar o padrão de projeto <text:span text:style-name="T13">Adapter</text:span> para podermos comunicar o nosso código com pré-fornecido, então criamos a classe <text:span text:style-name="T13">HospitalAdapter </text:span>que tem como atributo o Hospital e fizemos dessa classe uma extensão de <text:span text:style-name="T13">UnidadeSaude</text:span>. Por fim, implementamos o método abstrato na classe <text:span text:style-name="T13">HospitalAdapter</text:span> que retorna a média médico por paciente. </text:p>
          <text:p text:style-name="P29"/>
        </text:list-item>
        <text:list-item>
          <text:p text:style-name="P32">Nas classes do package <text:span text:style-name="T13">service</text:span>, haviam interfaces e suas implementações. Decidimos dividir em dois packages: um com as interfaces Services do sistema e, na outra, suas implementações. Nas classes <text:span text:style-name="T13">EspecialidadeService</text:span>, modificamos as assinaturas dos métodos e retiramos contratos não utilizados. Já na sua implementação, colocamos o repositório para persistir as especialidades e refatoramos todos os métodos que essa implementação precisa usando o repositório para persistir os dados. </text:p>
          <text:p text:style-name="P32"/>
        </text:list-item>
        <text:list-item>
          <text:p text:style-name="P32">De modo semelhante aos services, fizemos para todas as outras interfaces e implementações delas, assim fazendo um padrão próprio: com os contratos de adicionar, remover, buscar, atualizar e retornar lista. Apenas na interface <text:span text:style-name="T13">AdministradorService</text:span> que apresenta uma assinatura diferente, existe o método logar onde é implementado na classe <text:span text:style-name="T13">AdministradorServiceImpl </text:span>que serve para autenticação dos administradores cadastrados do sistema. Decidimos pré-cadastrar administradores e criar um login e senha únicos para eles, para que apenas eles possam ter acesso ao sistema de funcionalidades do administrador. </text:p>
          <text:p text:style-name="P32"/>
        </text:list-item>
        <text:list-item>
          <text:p text:style-name="P32">Por fim, o package <text:span text:style-name="T13">controller</text:span> possuía apenas uma classe <text:span text:style-name="T13">restApiController.</text:span> Refatoramos e extraímos cinco classes da mesma: <text:span text:style-name="T13">AdministradorController,</text:span> <text:soft-page-break/><text:span text:style-name="T13">EspecialidadeController, PrefeituraController, QueixaController</text:span> e <text:span text:style-name="T13">UnidadeSaudeController</text:span>. Assim, cada uma dessas classes ficam com apenas suas responsabilidades e não infligem os princípios de coesão e expert da informação, aumentando a legibilidade e reduzindo duplicação de código. Na classe <text:span text:style-name="T13">AdministradorController</text:span>, existe a requisi<text:span text:style-name="T12">çã</text:span>o Api de logar; na <text:span text:style-name="T13">EspecialidadeController</text:span>, temos todas as requisi<text:span text:style-name="T12">çõ</text:span>es Api que envolvem a classe Especialidade; e nas outras do mesmo modo. Decidimos dividir os controllers para podermos controlar melhor o fluxo do sistema, ganhamos na facilidade de encontrar erros e melhorar a coesão dos métodos.</text:p>
        </text:list-item>
      </text:list>
      <text:p text:style-name="P26"/>
      <text:p text:style-name="P19"/>
      <text:p text:style-name="P6">Novas implementações:</text:p>
      <text:p text:style-name="P24"/>
      <text:list xml:id="list205024674853944" text:continue-numbering="true" text:style-name="L1">
        <text:list-item>
          <text:p text:style-name="P46">Criamos as classes <text:span text:style-name="T13">Administrador, AdministradorController</text:span> e <text:span text:style-name="T13">AdministradorServiceImpl</text:span> com a função de login; além de <text:span text:style-name="T13">AdministradorRepositorio</text:span>, que armazena os administradores já registrados no banco de dados do sistema.</text:p>
          <text:p text:style-name="P46"/>
        </text:list-item>
        <text:list-item>
          <text:p text:style-name="P46">Para que o administrador gerencie todo o sistema, criamos uma página HTML para o mesmo. A página é acessível após o administrador realizar login e ser autenticado pelo sistema.</text:p>
          <text:p text:style-name="P46"/>
        </text:list-item>
        <text:list-item>
          <text:p text:style-name="P31">Outra nova implementação foi a criação da <text:span text:style-name="T12">c</text:span>lasse <text:span text:style-name="T13">Prefeitura</text:span>. Utilizamos dois padrões de projeto para essa implementação: primeiro utilizamos o padrão <text:span text:style-name="T13">Singleton</text:span> para garantir que existirá uma única instância dessa classe no sistema e apenas essa será modificada. Também implementamos o padrão <text:span text:style-name="T13">Strategy</text:span> na situação da prefeitura, onde <text:span text:style-name="T13">Prefeitura</text:span> é composta por uma interface <text:span text:style-name="T13">SituacaoPrefeitura</text:span> com um método que retorna <text:span text:style-name="T13">Situacao</text:span> dependendo dos cálculos. Então, criamos 3 sub-classes uma para cada estado da prefeitura: <text:span text:style-name="T13">NORMAL, EXTRA E CAOS</text:span>, onde essas classes implementam a interface <text:span text:style-name="T13">SituacaoPrefeitura</text:span>, assim podendo variar o comportamento e a relação de queixas abertas e fechadas mudará de acordo, além de implementar <text:span text:style-name="T13">hashCode</text:span> e <text:span text:style-name="T13">equals. </text:span></text:p>
        </text:list-item>
      </text:list>
      <text:p text:style-name="P30"><text:span text:style-name="T13"/></text:p>
      <text:list xml:id="list205023366312242" text:continue-numbering="true" text:style-name="L1">
        <text:list-item>
          <text:p text:style-name="P31">Para garantir persistência dos dados no sistema, criamos 5 repositórios: <text:span text:style-name="T13">AdministradorRepositorio, EspecialidadeRepositorio, PrefeituraRepositorio, </text:span><text:soft-page-break/><text:span text:style-name="T13">QueixaRepositorio, UnidadeSaudeRepositorio</text:span>. Os repositórios são interfaces que estende o <text:span text:style-name="T13">JpaRepository</text:span>, assim garantimos os métodos de persistência já implementados da API JPA. No <text:span text:style-name="T13">EspecialidadeRepositorio</text:span>, criamos uma assinatura a mais<text:span text:style-name="T13"> findByDescricao(String descricao)</text:span> que serve para retornar uma <text:span text:style-name="T13">Collection&lt;Especialidade&gt;</text:span> pelo nome da especialidade. Já a assinatura no repositorio <text:span text:style-name="T13">UnidadeSaudeRepositorio findByBairro(String bairro)</text:span> serve para retornar todas as unidades de saúde presentes em determinado bairro pré-fornecido. </text:p>
          <text:p text:style-name="P31"/>
        </text:list-item>
      </text:list>
      <text:p text:style-name="P25"/>
      <text:p text:style-name="P5"><text:span text:style-name="T7">Padrões de Projeto aplicados</text:span>:</text:p>
      <text:p text:style-name="P5"/>
      <text:list xml:id="list205023827650245" text:continue-numbering="true" text:style-name="L1">
        <text:list-item>
          <text:p text:style-name="P37"><text:span text:style-name="T15">State</text:span><text:span text:style-name="T16">,</text:span> para a mudança de status da queixa.</text:p>
          <text:p text:style-name="P37"/>
        </text:list-item>
        <text:list-item>
          <text:p text:style-name="P37"><text:span text:style-name="T15">Singleton</text:span>, para garantir que existe apenas uma instância da prefeitura.</text:p>
          <text:p text:style-name="P37"/>
        </text:list-item>
        <text:list-item>
          <text:p text:style-name="P37"><text:span text:style-name="T15">Strategy</text:span>, na situação da prefeitura.</text:p>
          <text:p text:style-name="P37"/>
        </text:list-item>
        <text:list-item>
          <text:p text:style-name="P37"><text:span text:style-name="T15">Adapter</text:span>, para usar o hospital em formato .jar.</text:p>
        </text:list-item>
      </text:list>
      <text:p text:style-name="P3"/>
      <text:p text:style-name="P3"><text:span text:style-name="T12">Administradores</text:span>:</text:p>
      <text:p text:style-name="P3"/>
      <text:p text:style-name="P17"><text:tab/><text:span text:style-name="T12">O login e senha dos administradores registrados no sistema são:</text:span></text:p>
      <text:p text:style-name="P17"/>
      <text:list xml:id="list205025215324916" text:continue-numbering="true" text:style-name="L1">
        <text:list-item>
          <text:p text:style-name="P47">“Victor”, “ab156455rt”.</text:p>
          <text:p text:style-name="P47"/>
        </text:list-item>
        <text:list-item>
          <text:p text:style-name="P49">"Mateus", "ch478955wb”.</text:p>
          <text:p text:style-name="P49"/>
        </text:list-item>
        <text:list-item>
          <text:p text:style-name="P49">"Raquel", "bn549033m”.</text:p>
          <text:p text:style-name="P49"/>
        </text:list-item>
        <text:list-item>
          <text:p text:style-name="P49">"Lucas", "pb990552in”.</text:p>
          <text:p text:style-name="P49"/>
        </text:list-item>
        <text:list-item>
          <text:p text:style-name="P49">"Massoni", “yu445720ip”.</text:p>
          <text:p text:style-name="P49"/>
        </text:list-item>
        <text:list-item>
          <text:p text:style-name="P49">"Melina", "xc781206bb”.</text:p>
        </text:list-item>
      </text:list>
      <text:p text:style-name="P28"/>
      <text:p text:style-name="P28"/>
      <text:p text:style-name="P28"/>
      <text:p text:style-name="P28"/>
      <text:p text:style-name="P27"><text:soft-page-break/></text:p>
      <text:p text:style-name="P7"><text:span text:style-name="T10">Conclusão</text:span>:</text:p>
      <text:p text:style-name="P21"/>
      <text:p text:style-name="P11"><text:tab/><text:span text:style-name="T10">No decorrer do desenvolvimento do projeto, todas as decisões arquiteturais foram tomadas pelo grupo de forma unânime. A subdivisão nas User Stories nos ajudou a implementá-las da melhor maneira possível. </text:span></text:p>
      <text:p text:style-name="P11"/>
      <text:p text:style-name="P12"><text:tab/>Os padrões de projeto e refatoramentos aplicados foram de fundamental importância ao sistema por dois motivos principais:</text:p>
      <text:list xml:id="list205023669375783" text:continue-numbering="true" text:style-name="L1">
        <text:list-item>
          <text:p text:style-name="P38">O código-fonte do projeto ganhou mais legibilidade, coesão e otimização, além de reduções de acoplamento e repetições de código. </text:p>
        </text:list-item>
        <text:list-item>
          <text:p text:style-name="P39">A aplicação dos padrões facilitaram a criação das novas implementações no decorrer do desenvolvimento.</text:p>
        </text:list-item>
      </text:list>
      <text:p text:style-name="P11"/>
      <text:p text:style-name="P16"><text:tab/><text:span text:style-name="T11">Por fim, todos esses fatores nos direcionaram antes e durante o desenvolvimento do Disque Saúde, que agora encontra-se concluído.</text:span></text:p>
      <text:list xml:id="list205023936335800" text:continue-numbering="true" text:style-name="L1">
        <text:list-header>
          <text:p text:style-name="P45"/>
        </text:list-header>
      </text:list>
      <text:p text:style-name="P20"/>
      <text:p text:style-name="P20"/>
      <text:p text:style-name="P20"/>
      <text:p text:style-name="P20"/>
      <text:list xml:id="list205023615368798" text:continue-list="list205023936335800" text:style-name="L2">
        <text:list-header>
          <text:p text:style-name="P4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Courier New" svg:font-family="'Courier New'"/>
    <style:font-face style:name="Trebuchet MS" svg:font-family="'Trebuchet MS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family="Arial" style:font-family-generic="swiss" style:font-pitch="variable" fo:font-size="12pt" fo:letter-spacing="normal" fo:font-style="normal" style:text-underline-style="none" fo:font-weight="normal" officeooo:rsid="00132b45" style:text-blinking="false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0:35:27.813401258</meta:creation-date>
    <dc:date>2017-08-27T20:50:21.839000000</dc:date>
    <meta:editing-duration>PT20M56S</meta:editing-duration>
    <meta:editing-cycles>10</meta:editing-cycles>
    <meta:generator>LibreOffice/5.3.3.2$Windows_x86 LibreOffice_project/3d9a8b4b4e538a85e0782bd6c2d430bafe583448</meta:generator>
    <meta:document-statistic meta:table-count="0" meta:image-count="0" meta:object-count="0" meta:page-count="7" meta:paragraph-count="105" meta:word-count="1560" meta:character-count="10411" meta:non-whitespace-character-count="8982"/>
  </office:meta>
</office:document-meta>
</file>